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8291in"/>
    </style:style>
    <style:style style:name="TableColumn3" style:family="table-column">
      <style:table-column-properties style:column-width="1.1263in"/>
    </style:style>
    <style:style style:name="TableColumn4" style:family="table-column">
      <style:table-column-properties style:column-width="0.9875in"/>
    </style:style>
    <style:style style:name="TableColumn5" style:family="table-column">
      <style:table-column-properties style:column-width="1.2597in"/>
    </style:style>
    <style:style style:name="TableColumn6" style:family="table-column">
      <style:table-column-properties style:column-width="1.0708in"/>
    </style:style>
    <style:style style:name="TableColumn7" style:family="table-column">
      <style:table-column-properties style:column-width="1.3187in"/>
    </style:style>
    <style:style style:name="Table1" style:family="table" style:master-page-name="MP0">
      <style:table-properties style:width="6.592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29" style:parent-style-name="Fuentedepárrafopredeter." style:family="text">
      <style:text-properties style:font-name="Open Sans" style:font-name-complex="Open Sans" fo:color="#051F4E" fo:letter-spacing="-0.0013in" fo:font-size="10.5pt" style:font-size-asian="10.5pt" style:font-size-complex="10.5pt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T51" style:parent-style-name="Fuentedepárrafopredeter." style:family="text">
      <style:text-properties style:font-name="Open Sans" style:font-name-asian="Times New Roman" style:font-name-complex="Open Sans" fo:color="#051F4E" fo:letter-spacing="-0.0013in" style:letter-kerning="false" fo:font-size="12pt" style:font-size-asian="12pt" style:font-size-complex="12pt" style:language-asian="es" style:country-asian="ES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lumno</text:p>
          </table:table-cell>
          <table:table-cell table:style-name="TableCell11">
            <text:p text:style-name="P12">Gramática</text:p>
          </table:table-cell>
          <table:table-cell table:style-name="TableCell13">
            <text:p text:style-name="P14">Lectura</text:p>
          </table:table-cell>
          <table:table-cell table:style-name="TableCell15">
            <text:p text:style-name="P16">Comprensión auditiva y lectora</text:p>
          </table:table-cell>
          <table:table-cell table:style-name="TableCell17">
            <text:p text:style-name="P18">Pronunciación</text:p>
          </table:table-cell>
          <table:table-cell table:style-name="TableCell19">
            <text:p text:style-name="P20">Vocabulario</text:p>
          </table:table-cell>
        </table:table-row>
        <table:table-row table:style-name="TableRow21">
          <table:table-cell table:style-name="TableCell22">
            <text:p text:style-name="P23">Janet</text:p>
          </table:table-cell>
          <table:table-cell table:style-name="TableCell24">
            <text:p text:style-name="P25">-También depende de la familia.<text:s/>(Depende de).</text:p>
            <text:p text:style-name="P26">-Sí, quisiera jugar más al tenis.<text:s/>(Quisiera)</text:p>
            <text:p text:style-name="P27">...es muy bueno para la salud.<text:s/>(Para)</text:p>
            <text:p text:style-name="P28">-<text:span text:style-name="T29"><text:s/></text:span>Les gusta comer la comida...<text:s/>(Les gusta + verbo en infinitivo).</text:p>
            <text:p text:style-name="P30"/>
          </table:table-cell>
          <table:table-cell table:style-name="TableCell31">
            <text:p text:style-name="P32">-Buena lectura pero puedes hacerla más fluida con más práctica.</text:p>
          </table:table-cell>
          <table:table-cell table:style-name="TableCell33">
            <text:p text:style-name="P34">Tienes buena comprensión auditiva, pero puedes mejorar con más práctica.</text:p>
            <text:p text:style-name="P35">La comprensión lectora está bastante bien.</text:p>
          </table:table-cell>
          <table:table-cell table:style-name="TableCell36">
            <text:p text:style-name="P37">-ingresa</text:p>
            <text:p text:style-name="P38">-siguiente</text:p>
            <text:p text:style-name="P39">-equilibrio</text:p>
          </table:table-cell>
          <table:table-cell table:style-name="TableCell40">
            <text:p text:style-name="P41">-Nadar</text:p>
            <text:p text:style-name="P42">Tomo café con mis amigos.</text:p>
            <text:p text:style-name="P43">…ir a la biblioteca</text:p>
            <text:p text:style-name="P44">echar la siesta / dormir la siesta</text:p>
          </table:table-cell>
        </table:table-row>
        <table:table-row table:style-name="TableRow45">
          <table:table-cell table:style-name="TableCell46">
            <text:p text:style-name="P47">Yana</text:p>
          </table:table-cell>
          <table:table-cell table:style-name="TableCell48">
            <text:p text:style-name="P49">-Quiero cambiar ser tan perezosa.<text:s/>(Estructura)</text:p>
            <text:p text:style-name="P50">-<text:span text:style-name="T51"><text:s/></text:span>No es saludable.<text:s/>(Forma de negación).</text:p>
            <text:p text:style-name="P52">-Ellos se están divirtiendo.<text:s/>(Forma del verbo).</text:p>
            <text:p text:style-name="P53">...una pareja que viaja a otro país y usan el mapa.<text:s text:c="2"/>(Viajar a + destino). (El mapa).</text:p>
            <text:p text:style-name="P54"/>
          </table:table-cell>
          <table:table-cell table:style-name="TableCell55">
            <text:p text:style-name="P56">-Buena lectura pero puedes hacerla más fluida con más práctica.</text:p>
          </table:table-cell>
          <table:table-cell table:style-name="TableCell57">
            <text:p text:style-name="P58">Tienes muy buena comprensión auditiva.</text:p>
            <text:p text:style-name="P59">Intenta practicar más la comprensión lectora y adquirir más palabras y expresiones nuevas.<text:s/></text:p>
          </table:table-cell>
          <table:table-cell table:style-name="TableCell60">
            <text:p text:style-name="P61">…pareja</text:p>
            <text:p text:style-name="P62">adaptación</text:p>
          </table:table-cell>
          <table:table-cell table:style-name="TableCell63">
            <text:p text:style-name="P64">-perezosa</text:p>
            <text:p text:style-name="P65">…al gimnasio</text:p>
            <text:p text:style-name="P66">-Hacer senderismo</text:p>
            <text:p text:style-name="P67">-poco a poco, paso a paso</text:p>
            <text:p text:style-name="P68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3%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3%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3%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3%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3%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 fo:line-height="103%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 fo:line-height="103%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 fo:line-height="103%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 fo:line-height="103%"/>
      <style:text-properties style:font-name-asian="Times New Roman" fo:color="#272727" fo:hyphenate="false"/>
    </style:style>
    <style:style style:name="Normal" style:display-name="Normal" style:family="paragraph">
      <style:paragraph-properties fo:line-height="101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line-height="103%"/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line-height="103%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line-height="103%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3%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12T22:00:00Z</meta:creation-date>
    <dc:date>2026-01-12T23:33:00Z</dc:date>
    <meta:template xlink:href="Normal" xlink:type="simple"/>
    <meta:editing-cycles>5</meta:editing-cycles>
    <meta:editing-duration>PT5640S</meta:editing-duration>
    <meta:document-statistic meta:page-count="1" meta:paragraph-count="2" meta:word-count="168" meta:character-count="1096" meta:row-count="7" meta:non-whitespace-character-count="930"/>
  </office:meta>
</office:document-meta>
</file>